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0.935cm"/>
    </style:style>
    <style:style style:name="co3" style:family="table-column">
      <style:table-column-properties fo:break-before="auto" style:column-width="12.263cm"/>
    </style:style>
    <style:style style:name="co4" style:family="table-column">
      <style:table-column-properties fo:break-before="auto" style:column-width="2.5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ce4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2" office:value-type="string" calcext:value-type="string">
            <text:p>FICHIER</text:p>
          </table:table-cell>
          <table:table-cell table:style-name="ce7" office:value-type="string" calcext:value-type="string">
            <text:p>::=</text:p>
          </table:table-cell>
          <table:table-cell table:style-name="ce10" office:value-type="string" calcext:value-type="string">
            <text:p>with Ada.Text_IO ; use Ada.Text_IO; PROCEDURE BEGIN_INSTR ; EOF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ROCEDURE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procedure &lt;ident&gt; 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ROCEDURE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procedure &lt;ident&gt; is PLUS_DECL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EGIN_INST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begin PLUS_INSTR end &lt;ident&gt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EGIN_INST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begin PLUS_INSTR end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LUS_DECL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DECL PLUS_DECL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LUS_DECL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DECL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LUS_INST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INSTR PLUS_INST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LUS_INST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INST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ECL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type &lt;ident&gt; 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ECL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type &lt;ident&gt; is access &lt;ident&gt; 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ECL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type &lt;ident&gt; is record PLUS_CHAMPS end record 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ECL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PLUS_IDENT : TYPE (:= EXPR) 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ECL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PLUS_IDENT : TYPE 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ECL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procedure &lt;ident&gt; IS_DECL BEGIN_INSTR 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ECL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procedure &lt;ident&gt; PARAMS IS_DECL BEGIN_INSTR 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ECL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function &lt;ident&gt; return TYPE IS_DECL BEGIN_INSTR 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ECL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function &lt;ident&gt; PARAMS return TYPE IS_DECL BEGIN_INSTR 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LUS_IDENT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&lt;ident&gt; , PLUS_IDENT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LUS_IDENT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&lt;ident&gt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S_DECL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is PLUS_DECL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S_DECL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HAMPS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&lt;ident&gt; : TYPE 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HAMPS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PLUS_IDENT : TYPE 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LUS_CHAMPS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CHAMPS PLUS_CHAMP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LUS_CHAMPS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CHAMP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&lt;ident&gt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access &lt;ident&gt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ARAMS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(PARAM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ARAM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PLUS_IDENT : TYPE END_PARAM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ARAM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PLUS_IDENT : MODE TYPE END_PARAM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ND_PARAM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)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ND_PARAM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; PARAM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ODE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ODE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in out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EXPR1 EXPR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New &lt;ident&gt; EXPR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&lt;ident&gt; ( PLUS_EXPR EXPR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character’val(EXPR) EXPR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_BIS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or EXPR1 EXPR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_BIS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or else EXPR1 EXPR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1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EXPR2 EXPR1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1_BIS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and EXPR2 EXPR1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1_BIS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and then EXPR2 EXPR1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2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not EXPR2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2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not EXPR3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2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EXPR3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3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EXPR4 EXPR3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3_BIS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= EXPR4 EXPR3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3_BIS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/= EXPR4 EXPR3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4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EXPR5 EXPR4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4_BIS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&gt; EXPR5 EXPR4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4_BIS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&gt;= EXPR5 EXPR4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4_BIS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&lt; EXPR5 EXPR4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4_BIS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&lt;= EXPR5 EXPR4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5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EXPR6 EXPR5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5_BIS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+ EXPR6 EXPR5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5_BIS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- EXPR6 EXPR5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6</text:p>
          </table:table-cell>
          <table:table-cell table:style-name="ce7" office:value-type="string" calcext:value-type="string">
            <text:p>::=</text:p>
          </table:table-cell>
          <table:table-cell office:value-type="string" calcext:value-type="string">
            <text:p>EXPR7 EXPR6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6_BIS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* EXPR7 EXPR6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6_BIS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/ EXPR7 EXPR6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6_BIS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rem EXPR7 EXPR6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7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- EXPR7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7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- EXPR8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7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EXPR8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8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EXPR9 EXPR8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8_BIS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. &lt;ident&gt; EXPR8_BI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9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&lt;entier&gt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9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&lt;caractère&gt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9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&lt;ident&gt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9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9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fals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9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null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R9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( EXPR )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LUS_EXP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EXPR END_EXP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ND_EXP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)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ND_EXP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, EXP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ST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ACCESS := EXPR 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ST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&lt;ident&gt; ; &lt;ident&gt; ( PLUS_EXPR 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ST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return 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ST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return EXPR 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ST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begin PLUS_INSTR end 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ST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if EXPR then PLUS_INSTR NEXT_IF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ST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for &lt;ident&gt; in EXPR .. EXPR loop PLUS_INSR end loop 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ST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for &lt;ident&gt; in reverse EXPR .. EXPR loop PLUS_INSR end loop 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ST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while EXPR loop PLUS_INSTR end loop 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EXT_IF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end if 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EXT_IF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else ELS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EXT_IF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elsif ELSIF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LSE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PLUS_INSTR END_ELS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ND_ELSE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else ELS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ND_ELSE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end if 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LSIF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EXPR then PLUS_INSTR END_ELSIF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ND_ELSIF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end if 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ND_ELSIF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elsif ELSIF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ND_ELSIF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else ELS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=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/=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&lt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&lt;=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&gt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&gt;=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+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-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*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/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rem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and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and the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o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PERATEUR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or els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CCES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&lt;ident&gt;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CCES</text:p>
          </table:table-cell>
          <table:table-cell table:style-name="ce7" office:value-type="string" calcext:value-type="string">
            <text:p>::=</text:p>
          </table:table-cell>
          <table:table-cell table:style-name="ce11" office:value-type="string" calcext:value-type="string">
            <text:p>EXPR . &lt;ident&gt;</text:p>
          </table:table-cell>
          <table:table-cell table:number-columns-repeated="16381"/>
        </table:table-row>
        <table:table-row table:style-name="ro1" table:number-rows-repeated="37">
          <table:table-cell/>
          <table:table-cell table:style-name="ce3"/>
          <table:table-cell table:number-columns-repeated="16382"/>
        </table:table-row>
        <table:table-row table:style-name="ro1" table:number-rows-repeated="104842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 style:data-style-name="N2" text:time-value="05:51:54.8478028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7:58:15.528819159</meta:creation-date>
    <dc:date>2023-11-28T11:01:55.962499686</dc:date>
    <meta:editing-duration>PT5H59M22S</meta:editing-duration>
    <meta:editing-cycles>7</meta:editing-cycles>
    <meta:generator>LibreOffice/7.5.8.2$Linux_X86_64 LibreOffice_project/50$Build-2</meta:generator>
    <meta:document-statistic meta:table-count="1" meta:cell-count="339" meta:object-count="0"/>
  </office:meta>
</office:document-meta>
</file>